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091cm" svg:height="1.165cm" svg:x="-0.483cm" svg:y="2.341cm"><text:p text:style-name="P1"><text:span text:style-name="T1">Initial commit</text:span></text:p><text:p text:style-name="P1"><text:span text:style-name="T1">e615cf0</text:span></text:p></draw:rect><draw:rect text:anchor-type="paragraph" draw:z-index="1" draw:style-name="gr1" draw:text-style-name="P1" svg:width="2.091cm" svg:height="1.165cm" svg:x="2.559cm" svg:y="2.367cm"><text:p text:style-name="P1"><text:span text:style-name="T1">html tags added</text:span></text:p><text:p text:style-name="P1"><text:span text:style-name="T1">47af030</text:span></text:p></draw:rect><draw:rect text:anchor-type="paragraph" draw:z-index="2" draw:style-name="gr1" draw:text-style-name="P1" svg:width="2.091cm" svg:height="1.165cm" svg:x="5.205cm" svg:y="4.06cm"><text:p text:style-name="P1"><text:span text:style-name="T1">footer added</text:span></text:p><text:p text:style-name="P1"><text:span text:style-name="T1">bd8e56e</text:span></text:p></draw:rect><draw:rect text:anchor-type="paragraph" draw:z-index="3" draw:style-name="gr1" draw:text-style-name="P1" svg:width="2.091cm" svg:height="1.165cm" svg:x="7.904cm" svg:y="2.447cm"><text:p text:style-name="P1"><text:span text:style-name="T1">head added</text:span></text:p><text:p text:style-name="P1"><text:span text:style-name="T1">4b6d706</text:span></text:p></draw:rect><draw:rect text:anchor-type="paragraph" draw:z-index="4" draw:style-name="gr1" draw:text-style-name="P1" svg:width="2.091cm" svg:height="1.165cm" svg:x="10.788cm" svg:y="4.113cm"><text:p text:style-name="P1"><text:span text:style-name="T1">footer finished</text:span></text:p><text:p text:style-name="P1"><text:span text:style-name="T1">706639c</text:span></text:p></draw:rect><draw:frame text:anchor-type="paragraph" draw:z-index="5" draw:style-name="gr2" svg:width="2.911cm" svg:height="0.583cm" svg:x="14.042cm" svg:y="2.605cm"><draw:text-box><text:p>Masster</text:p></draw:text-box></draw:frame><draw:frame text:anchor-type="paragraph" draw:z-index="6" draw:style-name="gr2" svg:width="2.911cm" svg:height="0.583cm" svg:x="14.095cm" svg:y="4.299cm"><draw:text-box><text:p>Iss53</text:p></draw:text-box></draw:frame><draw:line text:anchor-type="paragraph" draw:z-index="7" draw:style-name="gr3" draw:text-style-name="P2" svg:x1="1.766cm" svg:y1="2.975cm" svg:x2="2.56cm" svg:y2="2.949cm"><text:p/></draw:line><draw:line text:anchor-type="paragraph" draw:z-index="8" draw:style-name="gr3" draw:text-style-name="P2" svg:x1="4.835cm" svg:y1="3.002cm" svg:x2="7.904cm" svg:y2="3.002cm"><text:p/></draw:line><draw:line text:anchor-type="paragraph" draw:z-index="9" draw:style-name="gr3" draw:text-style-name="P2" svg:x1="3.909cm" svg:y1="3.531cm" svg:x2="4.967cm" svg:y2="4.616cm"><text:p/></draw:line><draw:line text:anchor-type="paragraph" draw:z-index="10" draw:style-name="gr3" draw:text-style-name="P2" svg:x1="7.719cm" svg:y1="4.722cm" svg:x2="10.656cm" svg:y2="4.72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44:22.042000000</meta:creation-date>
    <dc:date>2015-03-10T09:57:25.870000000</dc:date>
    <meta:editing-duration>PT1M50S</meta:editing-duration>
    <meta:editing-cycles>2</meta:editing-cycles>
    <meta:generator>LibreOffice/4.1.2.3$Windows_x86 LibreOffice_project/40b2d7fde7e8d2d7bc5a449dc65df4d08a7dd38</meta:generator>
    <meta:print-date>2015-03-10T09:56:04.541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